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style:font-size-asian="12.25pt" style:font-size-complex="14pt"/>
    </style:style>
    <style:style style:name="P3" style:family="paragraph" style:parent-style-name="Standard">
      <style:text-properties fo:color="#c9211e" loext:opacity="100%" fo:font-size="10pt" officeooo:rsid="00122197" officeooo:paragraph-rsid="00122197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ддержка удаленной загрузки в Windows и Linux</text:p>
      <text:p text:style-name="Standard"/>
      <text:p text:style-name="P2">Типичные<text:tab/>реализации<text:tab/>DHCP-клиентов<text:tab/>кроме<text:tab/>IP-адреса<text:tab/>по<text:tab/>умолчанию <text:s/>запрашивают и набор основных DHCP-опций.</text:p>
      <text:p text:style-name="P2"/>
      <text:p text:style-name="P2">DHCP-клиент в Windows запускается автоматически и активизируется при <text:s/>отсутствии статического IP-адреса.</text:p>
      <text:p text:style-name="P2">Интерфейс для явного конфигурирования не предусмотрен.</text:p>
      <text:p text:style-name="P2">Если<text:tab/>назначить<text:tab/>IP-адрес<text:tab/>с<text:tab/>помощью<text:tab/>протокола<text:tab/>DHCP<text:tab/>не<text:tab/>удалось,<text:tab/>то <text:s/>назначается случайный IP-адрес -- Link Local.</text:p>
      <text:p text:style-name="P2"/>
      <text:p text:style-name="P2">DHCP-клиент в Linux представлен демоном dhclient.</text:p>
      <text:p text:style-name="P2">Для активизации dhclient (при загрузке) необходимо отредактировать</text:p>
      <text:p text:style-name="P2">соответствующую строку в соответствующем конфигурационном файле.</text:p>
      <text:p text:style-name="P2">Для<text:tab/>«тонкой»<text:tab/>настройки<text:tab/>дополнительно<text:tab/>редактируют<text:tab/>стандартный <text:s/>конфигурационный файл etc/dhclient.conf.</text:p>
      <text:p text:style-name="P2"/>
      <text:p text:style-name="P3">3.0.9.2 если картинки нужны</text:p>
      <text:p text:style-name="P2"/>
      <text:p text:style-name="P2">В Linux используют демоны bootpd и dhcpd со стандартными <text:s/>конфигурационными файлами /tftpboot/bootptab и /etc/dhcpd.conf <text:s/>соответственно.</text:p>
      <text:p text:style-name="P2">А также демон tftpd, который не имеет конфигурационного файла (все</text:p>
      <text:p text:style-name="P2">что ему требуется -- это указание рабочего каталога при запуске, в качестве <text:s/>рабочего каталога принято использовать /tftpboot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22:45:35.748184132</meta:creation-date>
    <dc:date>2023-05-10T23:02:00.166630680</dc:date>
    <meta:editing-duration>PT6M24S</meta:editing-duration>
    <meta:editing-cycles>1</meta:editing-cycles>
    <meta:document-statistic meta:table-count="0" meta:image-count="0" meta:object-count="0" meta:page-count="1" meta:paragraph-count="13" meta:word-count="126" meta:character-count="1056" meta:non-whitespace-character-count="936"/>
    <meta:generator>LibreOffice/7.3.7.2$Linux_X86_64 LibreOffice_project/30$Build-2</meta:generator>
  </office:meta>
</office:document-meta>
</file>